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5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Rosh Hodes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6">[Note: The number "22" is written in pencil and circled in the top right corner of the page.]</text:p>
      <text:p text:style-name="P6"/>
      <text:p text:style-name="P7">For Sabbath Rosh Hodesh Adar Kishon/</text:p>
      <text:p text:style-name="P7"/>
      <text:p text:style-name="P6">Brethren! <text:s/>During the Hebrew month, which has/ just passed, I purposed, as each of its Sabbaths/ was approaching, to draw your attention to the/ exposition of sundry passages in the section of the/ day, which require elucidation. <text:s/>But some disturbing/ cause always intervened, to disqualify me for the/ task. <text:s/>Where domestic trials and the sorrows/ of our neighbors keep our feelings in constant/ agitation, when we are made with a startling/ frequency to stand by the coffin of those, who but/ yesterday seemed proofs against the strokes of death,/ the mind shrinks from subjects, the discussing of/ which demands a sequence of clear and well digested/ thoughts. <text:s/>It should, however, be a source/ of real comfort to know, that when the intellect/ refuses to accompany us in our mental <text:span text:style-name="T2">se</text:span><text:span text:style-name="T3"> researches,/ the heart will lead us where the burden of troubles/ can, for a time, be cast aside, and distress be/ relieved. <text:s/>Bleeding, lacerated with wounds,/ the heart still flees whose healing is at hand./</text:span></text:p>
      <text:p text:style-name="P6"><text:span text:style-name="T3"/></text:p>
      <text:p text:style-name="P6"><text:span text:style-name="T3">[Page 2]</text:span></text:p>
      <text:p text:style-name="P6"><text:span text:style-name="T3">Prayer offers the restorative. <text:s/>Communion with/ that Being who never grows weary of listening/ to our wailing and our petitions, yields a calmness/ partaking of the celestial. <text:s/>For "the Lord is nigh/ unto the broken-hearted, and the contrite of spirit/ He will save."/</text:span></text:p>
      <text:p text:style-name="P6"><text:span text:style-name="T3">Brethren in affliction! <text:s/>Brethren sympathising/ with the afflicted! <text:s/>This place we have raised/ as a </text:span><text:soft-page-break/><text:span text:style-name="T3">ladder, whence our supplications may ascend/ unto our Father that is in heaven. <text:s/>We/ have designedly opened its holy ark towards the/ side of the house, in which visible signs of the/ Divine presence hovered amid the Cherubim./ <text:s/>With my face upturned towards that Oracle, where/ King Solomon once prayed that the plague of/ every man's heart might be removed, I will now/ pour forth entreaties for all who suffer, and/ I will cry, "God of Israel! <text:s/>Many evils befell/ the congregations of Thy people in the month/ that has sunk in the ocean of time. <text:s/>The/ Avenger of Divine Justice stepped over the/ threshhold[sic!] of our peaceful homes. <text:s/>Sin called/</text:span></text:p>
      <text:p text:style-name="P6"><text:span text:style-name="T3"/></text:p>
      <text:p text:style-name="P6"><text:span text:style-name="T3">[Page 3]</text:span></text:p>
      <text:p text:style-name="P6"><text:span text:style-name="T3">him, to spread its terrors round some by a pestilen-/-tial breath, to threaten others with the loss of/ their main supports, by weakening and virulent diseases./ <text:s/>Alas! it has also carried way in its wrath as/ victims, the dearest and the most precious. <text:s/>There-/-fore do parents mourn, and children look wistfully/ at the vacant seat, which their mother was/ wont to occupy. <text:s/>Therefore are husbands cast down,/ and widows abide in dismal solitude. <text:s/>Therefore/ have ministers at Thy altar bemoaned the void/ created in their circle, and flocks have wept/ o'er the </text:span><text:span text:style-name="T2">m</text:span><text:span text:style-name="T3"> remains of their pastors. <text:s/>Oh God!/ <text:s/>Let so much tribulation suffice as an atonement./ <text:s/>And grant I beseech Thee, that in the Hebrew month/ we have greeted this Sabbath with psalmody, there/ may be fulfilled in us the sentence we read in Thy/ volumes "ye shall serve the Lord your God, and He will/ bless thy bread and thy water, and I will take away/ sickness from the midst of thee." <text:s/>Grant in the/ present month only what is joyous, and conducive/ to our success in life may happen. <text:s/>Grant that it/ may bring in its train health to the infirm, sustenance/</text:span></text:p>
      <text:p text:style-name="P6"><text:span text:style-name="T3"/></text:p>
      <text:p text:style-name="P6"><text:span text:style-name="T3">[Page 4]</text:span></text:p>
      <text:p text:style-name="P6"><text:span text:style-name="T3">to the needy, consolation to the bereaved. <text:s/>Grant/ that the lessons of the past, sad but useful, may/ awaken a spirit of forgiveness, of forbearance, and of/ affection towards one another, so that we may live/ as brethren here below, and qualify ourselves to </text:span><text:span text:style-name="T2">abide</text:span><text:span text:style-name="T3">/ dwell like angels above. <text:s/>Amen./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6T15:41:24.32</meta:creation-date>
    <dc:date>2012-07-26T15:54:53.32</dc:date>
    <dc:creator>Penn Libraries</dc:creator>
    <meta:editing-duration>PT00H13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766" meta:character-count="4823"/>
  </office:meta>
</office:document-meta>
</file>